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Devanagari2" svg:font-family="'Droid Sans Devanagar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 style:master-page-name="Standard">
      <style:paragraph-properties fo:text-align="center" style:justify-single-word="false" style:page-number="auto" fo:padding-left="0.141cm" fo:padding-right="0.141cm" fo:padding-top="0.035cm" fo:padding-bottom="0.035cm" fo:border="0.51pt solid #000000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 style:list-style-name="WW8Num1">
      <style:text-properties style:font-name="Arial" style:font-name-complex="Arial"/>
    </style:style>
    <style:style style:name="T1" style:family="text">
      <style:text-properties officeooo:rsid="0010e3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resser une vidéo MP4 pour la placer sur un site SPIP de collège – HC – 06/03/16</text:p>
      <text:p text:style-name="P1"/>
      <text:list xml:id="list2043143216" text:style-name="WW8Num1">
        <text:list-item>
          <text:p text:style-name="P4">NB : Tout le travail se fait dans le répertoire « TRAITEMENT » <text:span text:style-name="T1">dans lequel il y a l’outil « COMPRESSER.bat »</text:span></text:p>
        </text:list-item>
      </text:list>
      <text:p text:style-name="P2"/>
      <text:list xml:id="list100807858677503" text:continue-numbering="true" text:style-name="WW8Num1">
        <text:list-item>
          <text:p text:style-name="P4">effacer les éventuels fichiers ".mp4" et ".flv" qui pourraient se trouver dans ce répertoire de travail « TRAITEMENT »</text:p>
        </text:list-item>
      </text:list>
      <text:p text:style-name="P2"/>
      <text:list xml:id="list100809344117141" text:continue-numbering="true" text:style-name="WW8Num1">
        <text:list-item>
          <text:p text:style-name="P4">copier la vidéo originale « <text:span text:style-name="T1">MON_FILM</text:span>.mp4 » dans ce répertoire « TRAITEMENT »</text:p>
        </text:list-item>
      </text:list>
      <text:p text:style-name="P2"/>
      <text:list xml:id="list100808558455275" text:continue-numbering="true" text:style-name="WW8Num1">
        <text:list-item>
          <text:p text:style-name="P4">renommer la vidéo originale de «<text:span text:style-name="T1">MON_FILM</text:span> .mp4 » en « in.mp4 »</text:p>
        </text:list-item>
      </text:list>
      <text:p text:style-name="P2"/>
      <text:list xml:id="list100809061751810" text:continue-numbering="true" text:style-name="WW8Num1">
        <text:list-item>
          <text:p text:style-name="P4">lancer le traitement par double-clic sur « COMPRESSER.bat »<text:line-break/>=&gt; une fenêtre noire s'ouvre et le traitement démarre avec un BIP...</text:p>
        </text:list-item>
      </text:list>
      <text:p text:style-name="P2"/>
      <text:list xml:id="list100807889223878" text:continue-numbering="true" text:style-name="WW8Num1">
        <text:list-item>
          <text:p text:style-name="P4">attendre la fin du traitement (qq. minutes) - il est possible d'utiliser l'ordinateur durant ce temps<text:line-break/>(ne pas mettre l'ordinateur en veille avant la fin du traitement)</text:p>
        </text:list-item>
      </text:list>
      <text:p text:style-name="P2"/>
      <text:list xml:id="list100809466821128" text:continue-numbering="true" text:style-name="WW8Num1">
        <text:list-item>
          <text:p text:style-name="P4">la fin du traitement est annoncée par 3 BIPS et affichage de :<text:line-break/> « ========== TRAITEMENT TERMINE ========== »</text:p>
        </text:list-item>
      </text:list>
      <text:p text:style-name="P2"/>
      <text:list xml:id="list100807979431412" text:continue-numbering="true" text:style-name="WW8Num1">
        <text:list-header>
          <text:p text:style-name="P4">placer le curseur dans la fenêtre noire et appuyer sur une touche quelconque<text:line-break/>=&gt; la fenêtre se ferme</text:p>
        </text:list-header>
      </text:list>
      <text:p text:style-name="P2"/>
      <text:list xml:id="list100808194799890" text:continue-numbering="true" text:style-name="WW8Num1">
        <text:list-item>
          <text:p text:style-name="P4">le fichier compressé généré est nommé « out.flv » - le lire pour le tester localement</text:p>
        </text:list-item>
      </text:list>
      <text:p text:style-name="P2"/>
      <text:list xml:id="list100809513588948" text:continue-numbering="true" text:style-name="WW8Num1">
        <text:list-item>
          <text:p text:style-name="P4"><text:s/>le renommer en « <text:span text:style-name="T1">MON_FILM</text:span>.flv » selon les besoins et le placer sur le site web</text:p>
        </text:list-item>
      </text:list>
      <text:p text:style-name="P2"/>
      <text:list xml:id="list100808650620980" text:continue-numbering="true" text:style-name="WW8Num1">
        <text:list-item>
          <text:p text:style-name="P4"><text:s/>sur le site web, définir la fenêtre d'affichage de la vidéo à 640X360</text:p>
        </text:list-item>
      </text:list>
      <text:p text:style-name="P2"/>
      <text:list xml:id="list100809161061467" text:continue-numbering="true" text:style-name="WW8Num1">
        <text:list-item>
          <text:p text:style-name="P4"><text:s/>tester la lecture sur le site web</text:p>
        </text:list-item>
      </text:list>
      <text:p text:style-name="P2"/>
      <text:list xml:id="list100808164103920" text:continue-numbering="true" text:style-name="WW8Num1">
        <text:list-item>
          <text:p text:style-name="P4"><text:s/>effacer les fichiers « .mp4 » et « .flv » du répertoire « TRAITEMENT »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Devanagari2" svg:font-family="'Droid Sans Devanagar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Droid Sans Devanagari2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WW8Num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2.499cm" fo:margin-left="0.953cm" fo:margin-right="0.9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presser une vidéo MP4 pour la placer sur le site SPIP du collège</dc:title>
    <meta:initial-creator>Henri</meta:initial-creator>
    <meta:creation-date>2015-12-21T16:38:00</meta:creation-date>
    <dc:date>2019-12-12T10:08:07.694260171</dc:date>
    <meta:editing-cycles>8</meta:editing-cycles>
    <meta:editing-duration>PT22M11S</meta:editing-duration>
    <meta:print-date>1995-11-21T17:41:00</meta:print-date>
    <meta:generator>LibreOffice/6.2.7.1$Linux_X86_64 LibreOffice_project/20$Build-1</meta:generator>
    <meta:document-statistic meta:table-count="0" meta:image-count="0" meta:object-count="0" meta:page-count="1" meta:paragraph-count="14" meta:word-count="245" meta:character-count="1314" meta:non-whitespace-character-count="1088"/>
  </office:meta>
</office:document-meta>
</file>